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6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327in"/>
    </style:style>
    <style:style style:name="co4" style:family="table-column">
      <style:table-column-properties fo:break-before="auto" style:column-width="0.7839in"/>
    </style:style>
    <style:style style:name="co5" style:family="table-column">
      <style:table-column-properties fo:break-before="auto" style:column-width="0.6075in"/>
    </style:style>
    <style:style style:name="co6" style:family="table-column">
      <style:table-column-properties fo:break-before="auto" style:column-width="0.5984in"/>
    </style:style>
    <style:style style:name="co7" style:family="table-column">
      <style:table-column-properties fo:break-before="auto" style:column-width="0.9827in"/>
    </style:style>
    <style:style style:name="co8" style:family="table-column">
      <style:table-column-properties fo:break-before="auto" style:column-width="0.5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 style:data-style-name="N4"/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7.5469in" svg:y="0.2799in">
            <draw:object draw:notify-on-update-of-ranges="Sheet1.A4:Sheet1.A4 Sheet1.A5:Sheet1.A8 Sheet1.E4:Sheet1.E4 Sheet1.E5:Sheet1.E8 Sheet1.A4:Sheet1.A4 Sheet1.A5:Sheet1.A8 Sheet1.F4:Sheet1.F4 Sheet1.F5:Sheet1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5425in" svg:y="4.2535in">
            <draw:object draw:notify-on-update-of-ranges="Sheet1.A26:Sheet1.A26 Sheet1.A27:Sheet1.A30 Sheet1.E26:Sheet1.E26 Sheet1.E27:Sheet1.E30 Sheet1.A26:Sheet1.A26 Sheet1.A27:Sheet1.A30 Sheet1.F26:Sheet1.F26 Sheet1.F27:Sheet1.F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number-columns-repeated="1637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MRF19125 Impedance</text:p>
          </table:table-cell>
          <table:covered-table-cell/>
          <table:table-cell table:number-columns-repeated="16382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<text:s/>Zsource Ω</text:p>
          </table:table-cell>
          <table:covered-table-cell table:number-columns-repeated="2" table:style-name="ce3"/>
          <table:table-cell table:style-name="ce3" table:number-columns-repeated="16380"/>
        </table:table-row>
        <table:table-row table:style-name="ro1">
          <table:table-cell table:style-name="ce3" office:value-type="string" calcext:value-type="string">
            <text:p>Freq (MHz)</text:p>
          </table:table-cell>
          <table:table-cell table:style-name="ce4" office:value-type="string" calcext:value-type="string">
            <text:p>real</text:p>
          </table:table-cell>
          <table:table-cell table:style-name="ce3" office:value-type="string" calcext:value-type="string">
            <text:p>imag</text:p>
          </table:table-cell>
          <table:table-cell table:style-name="ce3" office:value-type="string" calcext:value-type="string">
            <text:p>complex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C (pF)</text:p>
          </table:table-cell>
          <table:table-cell table:style-name="ce3" office:value-type="string" calcext:value-type="string">
            <text:p>conjugat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L (nH)</text:p>
          </table:table-cell>
          <table:table-cell table:style-name="ce3" table:number-columns-repeated="16375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.43" calcext:value-type="float">
            <text:p>1.43</text:p>
          </table:table-cell>
          <table:table-cell office:value-type="float" office:value="-5.01" calcext:value-type="float">
            <text:p>-5.01</text:p>
          </table:table-cell>
          <table:table-cell table:style-name="ce6" table:formula="of:=COMPLEX([.B5];[.C5])" office:value-type="string" office:string-value="1.43-5.01i" calcext:value-type="string">
            <text:p>1.43-5.01i</text:p>
          </table:table-cell>
          <table:table-cell table:formula="of:=IMREAL([.D5])" office:value-type="float" office:value="1.43" calcext:value-type="float">
            <text:p>1.43</text:p>
          </table:table-cell>
          <table:table-cell table:style-name="ce5" table:formula="of:=-1/(2*PI()*[.$A5]*1000000*IMAGINARY([.D5]))*1000000000000" office:value-type="float" office:value="16.4598205756255" calcext:value-type="float">
            <text:p>16.46</text:p>
          </table:table-cell>
          <table:table-cell table:style-name="ce6" table:formula="of:=IMCONJUGATE([.D5])" office:value-type="string" office:string-value="1.43+5.01i" calcext:value-type="string">
            <text:p>1.43+5.01i</text:p>
          </table:table-cell>
          <table:table-cell table:formula="of:=IMREAL([.G5])" office:value-type="float" office:value="1.43" calcext:value-type="float">
            <text:p>1.43</text:p>
          </table:table-cell>
          <table:table-cell table:style-name="ce5" table:formula="of:=IMAGINARY([.G5]) / (2*PI()*[.$A5]*1000000)*1000000000" office:value-type="float" office:value="0.413143142430257" calcext:value-type="float">
            <text:p>0.41</text:p>
          </table:table-cell>
          <table:table-cell table:number-columns-repeated="16375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.51" calcext:value-type="float">
            <text:p>1.51</text:p>
          </table:table-cell>
          <table:table-cell office:value-type="float" office:value="-4.88" calcext:value-type="float">
            <text:p>-4.88</text:p>
          </table:table-cell>
          <table:table-cell table:style-name="ce6" table:formula="of:=COMPLEX([.B6];[.C6])" office:value-type="string" office:string-value="1.51-4.88i" calcext:value-type="string">
            <text:p>1.51-4.88i</text:p>
          </table:table-cell>
          <table:table-cell table:formula="of:=IMREAL([.D6])" office:value-type="float" office:value="1.51" calcext:value-type="float">
            <text:p>1.51</text:p>
          </table:table-cell>
          <table:table-cell table:style-name="ce5" table:formula="of:=-1/(2*PI()*[.$A6]*1000000*IMAGINARY([.D6]))*1000000000000" office:value-type="float" office:value="16.639651962602" calcext:value-type="float">
            <text:p>16.64</text:p>
          </table:table-cell>
          <table:table-cell table:style-name="ce6" table:formula="of:=IMCONJUGATE([.D6])" office:value-type="string" office:string-value="1.51+4.88i" calcext:value-type="string">
            <text:p>1.51+4.88i</text:p>
          </table:table-cell>
          <table:table-cell table:formula="of:=IMREAL([.G6])" office:value-type="float" office:value="1.51" calcext:value-type="float">
            <text:p>1.51</text:p>
          </table:table-cell>
          <table:table-cell table:style-name="ce5" table:formula="of:=IMAGINARY([.G6]) / (2*PI()*[.$A6]*1000000)*1000000000" office:value-type="float" office:value="0.396263327698188" calcext:value-type="float">
            <text:p>0.40</text:p>
          </table:table-cell>
          <table:table-cell table:number-columns-repeated="16375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.56" calcext:value-type="float">
            <text:p>1.56</text:p>
          </table:table-cell>
          <table:table-cell office:value-type="float" office:value="-4.93" calcext:value-type="float">
            <text:p>-4.93</text:p>
          </table:table-cell>
          <table:table-cell table:style-name="ce6" table:formula="of:=COMPLEX([.B7];[.C7])" office:value-type="string" office:string-value="1.56-4.93i" calcext:value-type="string">
            <text:p>1.56-4.93i</text:p>
          </table:table-cell>
          <table:table-cell table:formula="of:=IMREAL([.D7])" office:value-type="float" office:value="1.56" calcext:value-type="float">
            <text:p>1.56</text:p>
          </table:table-cell>
          <table:table-cell table:style-name="ce5" table:formula="of:=-1/(2*PI()*[.$A7]*1000000*IMAGINARY([.D7]))*1000000000000" office:value-type="float" office:value="16.2225878981006" calcext:value-type="float">
            <text:p>16.22</text:p>
          </table:table-cell>
          <table:table-cell table:style-name="ce6" table:formula="of:=IMCONJUGATE([.D7])" office:value-type="string" office:string-value="1.56+4.93i" calcext:value-type="string">
            <text:p>1.56+4.93i</text:p>
          </table:table-cell>
          <table:table-cell table:formula="of:=IMREAL([.G7])" office:value-type="float" office:value="1.56" calcext:value-type="float">
            <text:p>1.56</text:p>
          </table:table-cell>
          <table:table-cell table:style-name="ce5" table:formula="of:=IMAGINARY([.G7]) / (2*PI()*[.$A7]*1000000)*1000000000" office:value-type="float" office:value="0.394288376604545" calcext:value-type="float">
            <text:p>0.39</text:p>
          </table:table-cell>
          <table:table-cell table:number-columns-repeated="16375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[.E8]" office:value-type="float" office:value="1.5" calcext:value-type="float">
            <text:p>1.5</text:p>
          </table:table-cell>
          <table:table-cell table:style-name="ce5" office:value-type="float" office:value="4.03" calcext:value-type="float">
            <text:p>4.03</text:p>
          </table:table-cell>
          <table:table-cell table:style-name="ce7" table:formula="of:=COMPLEX([.B8];[.C8])" office:value-type="string" office:string-value="1.5+4.03i" calcext:value-type="string">
            <text:p>1.5+4.03i</text:p>
          </table:table-cell>
          <table:table-cell table:formula="of:=AVERAGE([.E5:.E7])" office:value-type="float" office:value="1.5" calcext:value-type="float">
            <text:p>1.5</text:p>
          </table:table-cell>
          <table:table-cell table:style-name="ce5" table:formula="of:=AVERAGE([.F5:.F7])" office:value-type="float" office:value="16.4406868121093" calcext:value-type="float">
            <text:p>16.44</text:p>
          </table:table-cell>
          <table:table-cell table:style-name="ce6"/>
          <table:table-cell/>
          <table:table-cell table:style-name="ce5"/>
          <table:table-cell table:number-columns-repeated="16375"/>
        </table:table-row>
        <table:table-row table:style-name="ro1" table:number-rows-repeated="4">
          <table:table-cell table:number-columns-repeated="5"/>
          <table:table-cell table:style-name="ce5"/>
          <table:table-cell table:style-name="ce6"/>
          <table:table-cell/>
          <table:table-cell table:style-name="ce5"/>
          <table:table-cell table:number-columns-repeated="16375"/>
        </table:table-row>
        <table:table-row table:style-name="ro1" table:number-rows-repeated="2">
          <table:table-cell table:number-columns-repeated="9"/>
          <table:table-cell table:style-name="ce3" table:number-columns-repeated="16375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table:style-name="ce3"/>
          <table:table-cell table:style-name="ce4" office:value-type="string" calcext:value-type="string" table:number-columns-spanned="3" table:number-rows-spanned="1">
            <text:p>Zload Ω </text:p>
          </table:table-cell>
          <table:covered-table-cell table:number-columns-repeated="2" table:style-name="ce3"/>
          <table:table-cell table:number-columns-repeated="16380"/>
        </table:table-row>
        <table:table-row table:style-name="ro1">
          <table:table-cell table:style-name="ce3" office:value-type="string" calcext:value-type="string">
            <text:p>Freq (MHz)</text:p>
          </table:table-cell>
          <table:table-cell table:style-name="ce4" office:value-type="string" calcext:value-type="string">
            <text:p>real</text:p>
          </table:table-cell>
          <table:table-cell table:style-name="ce3" office:value-type="string" calcext:value-type="string">
            <text:p>imag</text:p>
          </table:table-cell>
          <table:table-cell table:style-name="ce3" office:value-type="string" calcext:value-type="string">
            <text:p>complex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C (pF)</text:p>
          </table:table-cell>
          <table:table-cell table:style-name="ce3" office:value-type="string" calcext:value-type="string">
            <text:p>conjugat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L (nH)</text:p>
          </table:table-cell>
          <table:table-cell table:number-columns-repeated="16375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0.75" calcext:value-type="float">
            <text:p>0.75</text:p>
          </table:table-cell>
          <table:table-cell office:value-type="float" office:value="-0.93" calcext:value-type="float">
            <text:p>-0.93</text:p>
          </table:table-cell>
          <table:table-cell table:style-name="ce6" table:formula="of:=COMPLEX([.B27];[.C27])" office:value-type="string" office:string-value="0.75-0.93i" calcext:value-type="string">
            <text:p>0.75-0.93i</text:p>
          </table:table-cell>
          <table:table-cell table:formula="of:=IMREAL([.D27])" office:value-type="float" office:value="0.75" calcext:value-type="float">
            <text:p>0.75</text:p>
          </table:table-cell>
          <table:table-cell table:style-name="ce5" table:formula="of:=-1/(2*PI()*[.$A27]*1000000*IMAGINARY([.D27]))*1000000000000" office:value-type="float" office:value="88.6706463267566" calcext:value-type="float">
            <text:p>88.67</text:p>
          </table:table-cell>
          <table:table-cell table:style-name="ce6" table:formula="of:=IMCONJUGATE([.D27])" office:value-type="string" office:string-value="0.75+0.93i" calcext:value-type="string">
            <text:p>0.75+0.93i</text:p>
          </table:table-cell>
          <table:table-cell table:formula="of:=IMREAL([.G27])" office:value-type="float" office:value="0.75" calcext:value-type="float">
            <text:p>0.75</text:p>
          </table:table-cell>
          <table:table-cell table:style-name="ce5" table:formula="of:=IMAGINARY([.G27]) / (2*PI()*[.$A27]*1000000)*1000000000" office:value-type="float" office:value="0.0766912420080118" calcext:value-type="float">
            <text:p>0.08</text:p>
          </table:table-cell>
          <table:table-cell table:number-columns-repeated="16375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0.71" calcext:value-type="float">
            <text:p>0.71</text:p>
          </table:table-cell>
          <table:table-cell office:value-type="float" office:value="-0.89" calcext:value-type="float">
            <text:p>-0.89</text:p>
          </table:table-cell>
          <table:table-cell table:style-name="ce6" table:formula="of:=COMPLEX([.B28];[.C28])" office:value-type="string" office:string-value="0.71-0.89i" calcext:value-type="string">
            <text:p>0.71-0.89i</text:p>
          </table:table-cell>
          <table:table-cell table:formula="of:=IMREAL([.D28])" office:value-type="float" office:value="0.71" calcext:value-type="float">
            <text:p>0.71</text:p>
          </table:table-cell>
          <table:table-cell table:style-name="ce5" table:formula="of:=-1/(2*PI()*[.$A28]*1000000*IMAGINARY([.D28]))*1000000000000" office:value-type="float" office:value="91.2376422219074" calcext:value-type="float">
            <text:p>91.24</text:p>
          </table:table-cell>
          <table:table-cell table:style-name="ce6" table:formula="of:=IMCONJUGATE([.D28])" office:value-type="string" office:string-value="0.71+0.89i" calcext:value-type="string">
            <text:p>0.71+0.89i</text:p>
          </table:table-cell>
          <table:table-cell table:formula="of:=IMREAL([.G28])" office:value-type="float" office:value="0.71" calcext:value-type="float">
            <text:p>0.71</text:p>
          </table:table-cell>
          <table:table-cell table:style-name="ce5" table:formula="of:=IMAGINARY([.G28]) / (2*PI()*[.$A28]*1000000)*1000000000" office:value-type="float" office:value="0.0722693364039729" calcext:value-type="float">
            <text:p>0.07</text:p>
          </table:table-cell>
          <table:table-cell table:number-columns-repeated="16375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.68" calcext:value-type="float">
            <text:p>0.68</text:p>
          </table:table-cell>
          <table:table-cell office:value-type="float" office:value="-1.02" calcext:value-type="float">
            <text:p>-1.02</text:p>
          </table:table-cell>
          <table:table-cell table:style-name="ce6" table:formula="of:=COMPLEX([.B29];[.C29])" office:value-type="string" office:string-value="0.68-1.02i" calcext:value-type="string">
            <text:p>0.68-1.02i</text:p>
          </table:table-cell>
          <table:table-cell table:formula="of:=IMREAL([.D29])" office:value-type="float" office:value="0.68" calcext:value-type="float">
            <text:p>0.68</text:p>
          </table:table-cell>
          <table:table-cell table:style-name="ce5" table:formula="of:=-1/(2*PI()*[.$A29]*1000000*IMAGINARY([.D29]))*1000000000000" office:value-type="float" office:value="78.4091748408195" calcext:value-type="float">
            <text:p>78.41</text:p>
          </table:table-cell>
          <table:table-cell table:style-name="ce6" table:formula="of:=IMCONJUGATE([.D29])" office:value-type="string" office:string-value="0.68+1.02i" calcext:value-type="string">
            <text:p>0.68+1.02i</text:p>
          </table:table-cell>
          <table:table-cell table:formula="of:=IMREAL([.G29])" office:value-type="float" office:value="0.68" calcext:value-type="float">
            <text:p>0.68</text:p>
          </table:table-cell>
          <table:table-cell table:style-name="ce5" table:formula="of:=IMAGINARY([.G29]) / (2*PI()*[.$A29]*1000000)*1000000000" office:value-type="float" office:value="0.0815769055043886" calcext:value-type="float">
            <text:p>0.08</text:p>
          </table:table-cell>
          <table:table-cell table:number-columns-repeated="16375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[.E30]" office:value-type="float" office:value="0.71" calcext:value-type="float">
            <text:p>0.71</text:p>
          </table:table-cell>
          <table:table-cell table:style-name="ce5" office:value-type="float" office:value="-4.03" calcext:value-type="float">
            <text:p>-4.03</text:p>
          </table:table-cell>
          <table:table-cell table:style-name="ce8" table:formula="of:=COMPLEX([.B30];-[.C30])" office:value-type="string" office:string-value="0.71+4.03i" calcext:value-type="string">
            <text:p>0.71+4.03i</text:p>
          </table:table-cell>
          <table:table-cell table:style-name="ce5" office:value-type="float" office:value="0.71" calcext:value-type="float">
            <text:p>0.71</text:p>
          </table:table-cell>
          <table:table-cell table:style-name="ce5" table:formula="of:=AVERAGE([.F27:.F29])" office:value-type="float" office:value="86.1058211298278" calcext:value-type="float">
            <text:p>86.11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0:27:10.098424485</meta:creation-date>
    <dc:date>2025-01-30T12:43:57.390235617</dc:date>
    <meta:editing-duration>PT7M9S</meta:editing-duration>
    <meta:editing-cycles>1</meta:editing-cycles>
    <meta:document-statistic meta:table-count="1" meta:cell-count="87" meta:object-count="2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09cm" svg:y="0.316cm" chart:style-name="ch2">
          <text:p>MRF19125 Source Match Values</text:p>
        </chart:title>
        <chart:legend chart:legend-position="end" svg:x="13.703cm" svg:y="3.952cm" style:legend-expansion="high" chart:style-name="ch3"/>
        <chart:plot-area chart:style-name="ch4" table:cell-range-address="Sheet1.A4:Sheet1.A8 Sheet1.E4:Sheet1.F8" chart:data-source-has-labels="row" svg:x="1.331cm" svg:y="1.275cm" svg:width="12.052cm" svg:height="6.564cm">
          <chart:coordinate-region svg:x="1.952cm" svg:y="1.474cm" svg:width="11.059cm" svg:height="5.718cm"/>
          <chart:axis chart:dimension="x" chart:name="primary-x" chart:style-name="ch5">
            <chart:title svg:x="6.506cm" svg:y="8.019cm" chart:style-name="ch6">
              <text:p>Freq (MHz)</text:p>
            </chart:title>
          </chart:axis>
          <chart:axis chart:dimension="y" chart:name="primary-y" chart:style-name="ch7">
            <chart:title svg:x="0.451cm" svg:y="5.038cm" chart:style-name="ch8">
              <text:p>Ohms</text:p>
            </chart:title>
            <chart:grid chart:style-name="ch9" chart:class="major"/>
          </chart:axis>
          <chart:series chart:style-name="ch10" chart:values-cell-range-address="Sheet1.E5:Sheet1.E8" chart:label-cell-address="Sheet1.E4:Sheet1.E4" chart:class="chart:scatter">
            <chart:domain table:cell-range-address="Sheet1.A5:Sheet1.A8"/>
            <chart:data-point chart:repeated="4"/>
          </chart:series>
          <chart:series chart:style-name="ch11" chart:values-cell-range-address="Sheet1.F5:Sheet1.F8" chart:label-cell-address="Sheet1.F4:Sheet1.F4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</text:p>
                <draw:g>
                  <svg:desc>Sheet1.E4:Sheet1.E4</svg:desc>
                </draw:g>
              </table:table-cell>
              <table:table-cell office:value-type="string">
                <text:p>C (pF)</text:p>
                <draw:g>
                  <svg:desc>Sheet1.F4:Sheet1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30">
                <text:p>1930</text:p>
                <draw:g>
                  <svg:desc>Sheet1.A5:Sheet1.A8</svg:desc>
                </draw:g>
              </table:table-cell>
              <table:table-cell office:value-type="float" office:value="1.43">
                <text:p>1.43</text:p>
                <draw:g>
                  <svg:desc>Sheet1.E5:Sheet1.E8</svg:desc>
                </draw:g>
              </table:table-cell>
              <table:table-cell office:value-type="float" office:value="16.4598205756255">
                <text:p>16.4598205756255</text:p>
                <draw:g>
                  <svg:desc>Sheet1.F5:Sheet1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60">
                <text:p>1960</text:p>
              </table:table-cell>
              <table:table-cell office:value-type="float" office:value="1.51">
                <text:p>1.51</text:p>
              </table:table-cell>
              <table:table-cell office:value-type="float" office:value="16.639651962602">
                <text:p>16.639651962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0">
                <text:p>1990</text:p>
              </table:table-cell>
              <table:table-cell office:value-type="float" office:value="1.56">
                <text:p>1.56</text:p>
              </table:table-cell>
              <table:table-cell office:value-type="float" office:value="16.2225878981006">
                <text:p>16.2225878981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00">
                <text:p>2400</text:p>
              </table:table-cell>
              <table:table-cell office:value-type="float" office:value="1.5">
                <text:p>1.5</text:p>
              </table:table-cell>
              <table:table-cell office:value-type="float" office:value="16.4406868121093">
                <text:p>16.44068681210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21cm" svg:y="0.316cm" chart:style-name="ch2">
          <text:p>MRF19125 Load Match Values</text:p>
        </chart:title>
        <chart:legend chart:legend-position="end" svg:x="13.703cm" svg:y="3.952cm" style:legend-expansion="high" chart:style-name="ch3"/>
        <chart:plot-area chart:style-name="ch4" table:cell-range-address="Sheet1.A26:Sheet1.A30 Sheet1.E26:Sheet1.F30" chart:data-source-has-labels="row" svg:x="1.331cm" svg:y="1.275cm" svg:width="12.052cm" svg:height="6.564cm">
          <chart:coordinate-region svg:x="2.138cm" svg:y="1.474cm" svg:width="10.873cm" svg:height="5.718cm"/>
          <chart:axis chart:dimension="x" chart:name="primary-x" chart:style-name="ch5">
            <chart:title svg:x="6.876cm" svg:y="8.019cm" chart:style-name="ch6">
              <text:p>Ohms</text:p>
            </chart:title>
          </chart:axis>
          <chart:axis chart:dimension="y" chart:name="primary-y" chart:style-name="ch7">
            <chart:title svg:x="0.451cm" svg:y="5.408cm" chart:style-name="ch8">
              <text:p>Freq (MHz)</text:p>
            </chart:title>
            <chart:grid chart:style-name="ch9" chart:class="major"/>
          </chart:axis>
          <chart:series chart:style-name="ch10" chart:values-cell-range-address="Sheet1.E27:Sheet1.E30" chart:label-cell-address="Sheet1.E26:Sheet1.E26" chart:class="chart:scatter">
            <chart:domain table:cell-range-address="Sheet1.A27:Sheet1.A30"/>
            <chart:data-point chart:repeated="4"/>
          </chart:series>
          <chart:series chart:style-name="ch11" chart:values-cell-range-address="Sheet1.F27:Sheet1.F30" chart:label-cell-address="Sheet1.F26:Sheet1.F26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</text:p>
                <draw:g>
                  <svg:desc>Sheet1.E26:Sheet1.E26</svg:desc>
                </draw:g>
              </table:table-cell>
              <table:table-cell office:value-type="string">
                <text:p>C (pF)</text:p>
                <draw:g>
                  <svg:desc>Sheet1.F26:Sheet1.F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30">
                <text:p>1930</text:p>
                <draw:g>
                  <svg:desc>Sheet1.A27:Sheet1.A30</svg:desc>
                </draw:g>
              </table:table-cell>
              <table:table-cell office:value-type="float" office:value="0.75">
                <text:p>0.75</text:p>
                <draw:g>
                  <svg:desc>Sheet1.E27:Sheet1.E30</svg:desc>
                </draw:g>
              </table:table-cell>
              <table:table-cell office:value-type="float" office:value="88.6706463267566">
                <text:p>88.6706463267566</text:p>
                <draw:g>
                  <svg:desc>Sheet1.F27:Sheet1.F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60">
                <text:p>1960</text:p>
              </table:table-cell>
              <table:table-cell office:value-type="float" office:value="0.71">
                <text:p>0.71</text:p>
              </table:table-cell>
              <table:table-cell office:value-type="float" office:value="91.2376422219074">
                <text:p>91.23764222190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0">
                <text:p>1990</text:p>
              </table:table-cell>
              <table:table-cell office:value-type="float" office:value="0.68">
                <text:p>0.68</text:p>
              </table:table-cell>
              <table:table-cell office:value-type="float" office:value="78.4091748408195">
                <text:p>78.40917484081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00">
                <text:p>2400</text:p>
              </table:table-cell>
              <table:table-cell office:value-type="float" office:value="0.71">
                <text:p>0.71</text:p>
              </table:table-cell>
              <table:table-cell office:value-type="float" office:value="86.1058211298278">
                <text:p>86.10582112982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